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193cm"/>
    </style:style>
    <style:style style:name="co2" style:family="table-column">
      <style:table-column-properties fo:break-before="auto" style:column-width="9.022cm"/>
    </style:style>
    <style:style style:name="co3" style:family="table-column">
      <style:table-column-properties fo:break-before="auto" style:column-width="7.2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6.08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em der Bongo schlägt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ienenmann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Maggies erste Liebe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ummelmann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/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 office:value-type="string" calcext:value-type="string">
            <text:p>Süßer die Glocken nie tingel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/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Friss meine Sport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gegen Itchy &amp; Scratchy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Oklaho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, Kanada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Kriminalakte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tallblaue Versuchun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San Catellanet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der Auserwählt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m der Bongo schläg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m der Bongo schlägt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s weihnachtet schw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a Pura Vi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ein Todd. mein Todd. warum hast Du mich verlassen?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Frinkcoin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poiler Boy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ldschirmlos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ggies erste Lieb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Krieg der Priester – Teil 2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urns Begins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 table:number-rows-repeated="1047850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Nelson malt mit rechts</text:p>
          </table:table-cell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Lisa knackt den Rowdy-Code</text:p>
          </table:table-cell>
        </table:table-row>
        <table:table-row table:style-name="ro2">
          <table:table-cell office:value-type="string" calcext:value-type="string">
            <text:p>Bart wirft Baseball mit rechts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Rektor Skinners Gespür für Schnee</text:p>
          </table:table-cell>
        </table:table-row>
      </table:table>
      <table:named-expressions/>
      <table:database-ranges>
        <table:database-range table:name="__Anonymous_Sheet_DB__0" table:target-range-address="Schreibhand.A1:Schreibhand.C714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3">00.00.0000</text:date>, <text:time style:data-style-name="N2" text:time-value="17:28:30.51294009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generator>LibreOffice/7.0.3.1$Linux_X86_64 LibreOffice_project/d7547858d014d4cf69878db179d326fc3483e082</meta:generator>
    <meta:creation-date>2006-09-16T14:57:30</meta:creation-date>
    <dc:date>2021-01-13T17:42:18.777238883</dc:date>
    <meta:editing-cycles>411</meta:editing-cycles>
    <meta:editing-duration>PT18H56M20S</meta:editing-duration>
    <meta:document-statistic meta:table-count="2" meta:cell-count="1715" meta:object-count="0"/>
    <meta:user-defined meta:name="Info 1"/>
    <meta:user-defined meta:name="Info 2"/>
    <meta:user-defined meta:name="Info 3"/>
    <meta:user-defined meta:name="Info 4"/>
  </office:meta>
</office:document-meta>
</file>